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itle">
      <style:text-properties style:font-name="Liberation Sans" fo:font-size="28pt" fo:font-weight="bold" officeooo:rsid="000c5a20" officeooo:paragraph-rsid="000c5a20" style:font-name-asian="Droid Sans Fallback" style:font-size-asian="28pt" style:font-weight-asian="bold" style:font-name-complex="Droid Sans Devanagari" style:font-size-complex="28pt" style:font-weight-complex="bold"/>
    </style:style>
    <style:style style:name="T1" style:family="text">
      <style:text-properties officeooo:rsid="000db9dd"/>
    </style:style>
    <style:style style:name="T2" style:family="text">
      <style:text-properties officeooo:rsid="000dc284"/>
    </style:style>
    <style:style style:name="T3" style:family="text">
      <style:text-properties officeooo:rsid="000c5a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security tests</text:p>
      <text:p text:style-name="Standard"><text:span text:style-name="T3">&lt;script&gt;</text:span><text:span text:style-name="T1">console.log("The X</text:span><text:span text:style-name="T2">XS </text:span><text:span text:style-name="T1">Works")</text:span><text:span text:style-name="T3">&lt;/script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9:57:50.868642298</meta:creation-date>
    <dc:date>2020-06-25T23:47:48.441634458</dc:date>
    <meta:editing-duration>P1DT57M53S</meta:editing-duration>
    <meta:editing-cycles>6</meta:editing-cycles>
    <meta:generator>LibreOffice/6.4.4.2$Linux_X86_64 LibreOffice_project/40$Build-2</meta:generator>
    <meta:document-statistic meta:table-count="0" meta:image-count="0" meta:object-count="0" meta:page-count="1" meta:paragraph-count="2" meta:word-count="6" meta:character-count="64" meta:non-whitespace-character-count="60"/>
  </office:meta>
</office:document-meta>
</file>